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Segoe UI'" style:font-family-asian="'Segoe UI'" style:font-family-complex="'Segoe UI'" fo:background-color="transparent" fo:color="#000000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In this Text file please ONLY answer the following questions to contribute to Hacktoberfest 2021 and to make a Pull Request.</text:span></text:p>
      <text:p text:style-name="P1"><text:span text:style-name="T2"/></text:p>
      <text:p text:style-name="P1"><text:span text:style-name="T3">Note: These are very easy questions and for beginners in Open source community.</text:span></text:p>
      <text:p text:style-name="P1"><text:span text:style-name="T4"/></text:p>
      <text:p text:style-name="P1"><text:span text:style-name="T5">Q1: How to add a comment in java?</text:span></text:p>
      <text:p text:style-name="P1"><text:span text:style-name="T5">A:<text:s text:c="2"/>//This is a comment</text:span></text:p>
      <text:p text:style-name="P1"><text:span text:style-name="T6"/></text:p>
      <text:p text:style-name="P1"><text:span text:style-name="T7">Q2: How to add a comment in Python?</text:span></text:p>
      <text:p text:style-name="P1"><text:span text:style-name="T7">A:<text:s text:c="2"/>#this is how you add comments in Python.</text:span></text:p>
      <text:p text:style-name="P1"><text:span text:style-name="T8"/></text:p>
      <text:p text:style-name="P1"><text:span text:style-name="T9">Q3: How to add a multi-line comment in python?</text:span></text:p>
      <text:p text:style-name="P1"><text:span text:style-name="T9">A:</text:span></text:p>
      <text:p text:style-name="P1"><text:span text:style-name="T10"/></text:p>
      <text:p text:style-name="P1"><text:span text:style-name="T11">Q4: print hello world in Python</text:span></text:p>
      <text:p text:style-name="P1"><text:span text:style-name="T11">A:</text:span><text:span text:style-name="T12"><text:s/></text:span><text:span text:style-name="T13">print("Hello World")</text:span></text:p>
      <text:p text:style-name="P1"><text:span text:style-name="T14"/></text:p>
      <text:p text:style-name="P1"><text:span text:style-name="T15">Q5: print hello world in java</text:span></text:p>
      <text:p text:style-name="P1"><text:span text:style-name="T15">A: System.out.print("Hello World");</text:span></text:p>
      <text:p text:style-name="P1"><text:span text:style-name="T16"/></text:p>
      <text:p text:style-name="P1"><text:span text:style-name="T17">Q6: print hello world in javascript using console.log</text:span></text:p>
      <text:p text:style-name="P1"><text:span text:style-name="T17">A:</text:span></text:p>
      <text:p text:style-name="P1"><text:span text:style-name="T18"/></text:p>
      <text:p text:style-name="P1"><text:span text:style-name="T19">Q7: Add a readme in this repository for the steps to make a PR.</text:span></text:p>
      <text:p text:style-name="P2"><text:span text:style-name="T20">A:</text:span></text:p>
      <text:p text:style-name="P2"><text:span text:style-name="T21"/></text:p>
      <text:p text:style-name="P2"><text:span text:style-name="T22">Q8: What are HTML &amp; CSS?</text:span></text:p>
      <text:p text:style-name="P2"><text:span text:style-name="T22">A: HTML is a markup language,</text:span></text:p>
      <text:p text:style-name="P2"><text:span text:style-name="T22">CSS is a styling language.</text:span></text:p>
      <text:p text:style-name="P2"><text:span text:style-name="T23"/></text:p>
      <text:p text:style-name="P2"><text:span text:style-name="T24">Q9: What’s an algorithm?</text:span></text:p>
      <text:p text:style-name="P2"><text:span text:style-name="T24">A:</text:span></text:p>
      <text:p text:style-name="P2"><text:span text:style-name="T25"/></text:p>
      <text:p text:style-name="P2"><text:span text:style-name="T26">Q10: What is flowchart?</text:span></text:p>
      <text:p text:style-name="P2"><text:span text:style-name="T26">A:</text:span></text:p>
      <text:p text:style-name="P2"><text:span text:style-name="T27"/></text:p>
      <text:p text:style-name="P2"><text:span text:style-name="T28">Q11: What are variables?</text:span></text:p>
      <text:p text:style-name="P2"><text:span text:style-name="T28">A:</text:span></text:p>
      <text:p text:style-name="P2"><text:span text:style-name="T29"/></text:p>
      <text:p text:style-name="P2"><text:span text:style-name="T30">Q12: What are loops?<text:line-break/>A:</text:span></text:p>
      <text:p text:style-name="P2"><text:span text:style-name="T31"/></text:p>
      <text:p text:style-name="P2"><text:span text:style-name="T32">Q13: Compiler vs Interpreter?</text:span></text:p>
      <text:p text:style-name="P2"><text:span text:style-name="T32">A:</text:span></text:p>
      <text:p text:style-name="P2"><text:span text:style-name="T33"/></text:p>
      <text:p text:style-name="P2"><text:span text:style-name="T34">Q14: What is Machine Code?</text:span></text:p>
      <text:p text:style-name="P2"><text:span text:style-name="T34">A:</text:span></text:p>
      <text:p text:style-name="P2"><text:span text:style-name="T35"/></text:p>
      <text:p text:style-name="P2"><text:span text:style-name="T36">Q15: Name some HTML tags</text:span></text:p>
      <text:p text:style-name="P2"><text:span text:style-name="T36">A:</text:span></text:p>
      <text:p text:style-name="P2"><text:span text:style-name="T37"/></text:p>
      <text:p text:style-name="P2"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